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55cm" draw:marker-end-width="0.355cm" draw:fill-color="#ff8080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355cm" draw:marker-end-width="0.355cm" draw:fill-color="#ffcc99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svg:stroke-width="0.05cm" svg:stroke-color="#000000" draw:marker-start-width="0.355cm" draw:marker-end-width="0.355cm" draw:fill-color="#99ccff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="none" draw:fill-color="#ff3333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1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1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0.27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cm" fo:min-width="0.27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/>
    </style:style>
    <style:style style:name="gr1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stroke="none" svg:stroke-color="#000000" draw:fill="none" draw:fill-color="#ffffff" fo:min-height="0.37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6cm" fo:min-width="0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line-height="100%" fo:text-align="center"/>
    </style:style>
    <style:style style:name="P4" style:family="paragraph">
      <style:paragraph-properties fo:line-height="100%" fo:text-align="center"/>
      <style:text-properties fo:font-weight="bold" style:font-weight-asian="bold" style:font-weight-complex="bold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9pt" fo:font-weight="bold" style:font-size-asian="9pt" style:font-weight-asian="bold" style:font-size-complex="9pt" style:font-weight-complex="bold"/>
    </style:style>
    <style:style style:name="T6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.515cm" svg:height="1.9cm" svg:x="5.301cm" svg:y="1.3cm">
          <text:p text:style-name="P1"><text:span text:style-name="T1">AirSpy</text:span></text:p>
          <text:p text:style-name="P1"><text:span text:style-name="T1">Mini</text:span></text:p>
        </draw:rect>
        <draw:rect draw:style-name="gr2" draw:text-style-name="P1" draw:layer="layout" svg:width="1.557cm" svg:height="1.876cm" svg:x="1.343cm" svg:y="1.3cm">
          <text:p text:style-name="P1"><text:span text:style-name="T1">HPSDR</text:span></text:p>
        </draw:rect>
        <draw:rect draw:style-name="gr3" draw:text-style-name="P1" draw:layer="layout" svg:width="3cm" svg:height="2.2cm" svg:x="2.4cm" svg:y="25cm">
          <text:p/>
        </draw:rect>
        <draw:rect draw:style-name="gr3" draw:text-style-name="P1" draw:layer="layout" svg:width="3cm" svg:height="2.2cm" svg:x="10.2cm" svg:y="25.1cm">
          <text:p/>
        </draw:rect>
        <draw:rect draw:style-name="gr4" draw:text-style-name="P1" draw:layer="layout" svg:width="1.6cm" svg:height="1.9cm" svg:x="3.3cm" svg:y="1.3cm">
          <text:p text:style-name="P1"><text:span text:style-name="T1">FCD </text:span></text:p>
          <text:p text:style-name="P1"><text:span text:style-name="T1">Pro+</text:span></text:p>
        </draw:rect>
        <draw:custom-shape draw:style-name="gr5" draw:text-style-name="P1" xml:id="id4" draw:id="id4" draw:layer="layout" svg:width="1.4cm" svg:height="1.4cm" svg:x="6.3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8" draw:id="id18" draw:layer="layout" svg:width="0.4cm" svg:height="0.4cm" svg:x="6.427cm" svg:y="9.88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24" draw:id="id24" draw:layer="layout" svg:width="0.4cm" svg:height="0.4cm" svg:x="7.2cm" svg:y="9.9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cm" svg:height="0.4cm" svg:x="6.8cm" svg:y="10.7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4cm" svg:height="1.4cm" svg:x="2.3cm" svg:y="6.8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5" draw:id="id15" draw:layer="layout" svg:width="0.4cm" svg:height="0.4cm" svg:x="2.4cm" svg:y="7.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17" draw:id="id17" draw:layer="layout" svg:width="0.4cm" svg:height="0.4cm" svg:x="3.2cm" svg:y="7.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14" draw:id="id14" draw:layer="layout" svg:width="0.4cm" svg:height="0.4cm" svg:x="2.8cm" svg:y="6.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4cm" svg:height="1.4cm" svg:x="6.3cm" svg:y="6.8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21" draw:id="id21" draw:layer="layout" svg:width="0.4cm" svg:height="0.4cm" svg:x="6.4cm" svg:y="7.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23" draw:id="id23" draw:layer="layout" svg:width="0.4cm" svg:height="0.4cm" svg:x="7.2cm" svg:y="7.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20" draw:id="id20" draw:layer="layout" svg:width="0.4cm" svg:height="0.4cm" svg:x="6.8cm" svg:y="6.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4cm" svg:height="1.4cm" svg:x="2.3cm" svg:y="4.5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6" draw:id="id6" draw:layer="layout" svg:width="0.4cm" svg:height="0.4cm" svg:x="2.4cm" svg:y="4.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8" draw:id="id8" draw:layer="layout" svg:width="0.4cm" svg:height="0.4cm" svg:x="3.2cm" svg:y="4.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13" draw:id="id13" draw:layer="layout" svg:width="0.4cm" svg:height="0.4cm" svg:x="2.8cm" svg:y="5.4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4cm" svg:height="1.4cm" svg:x="2.308cm" svg:y="10.3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6" draw:id="id16" draw:layer="layout" svg:width="0.4cm" svg:height="0.4cm" svg:x="2.408cm" svg:y="10.448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22" draw:id="id22" draw:layer="layout" svg:width="0.4cm" svg:height="0.4cm" svg:x="3.208cm" svg:y="10.448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2" draw:id="id2" draw:layer="layout" svg:width="0.4cm" svg:height="0.4cm" svg:x="2.808cm" svg:y="11.248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4cm" svg:height="1.4cm" svg:x="6.3cm" svg:y="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0" draw:id="id10" draw:layer="layout" svg:width="0.4cm" svg:height="0.4cm" svg:x="6.4cm" svg:y="4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12" draw:id="id12" draw:layer="layout" svg:width="0.4cm" svg:height="0.4cm" svg:x="7.2cm" svg:y="4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19" draw:id="id19" draw:layer="layout" svg:width="0.4cm" svg:height="0.4cm" svg:x="6.8cm" svg:y="5.3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1cm" svg:height="0.581cm" svg:x="7.495cm" svg:y="7.619cm">
          <draw:text-box>
            <text:p><text:span text:style-name="T2">NC</text:span></text:p>
          </draw:text-box>
        </draw:frame>
        <draw:frame draw:style-name="gr7" draw:text-style-name="P2" draw:layer="layout" svg:width="0.948cm" svg:height="0.581cm" svg:x="1.6cm" svg:y="7.619cm">
          <draw:text-box>
            <text:p><text:span text:style-name="T2">NC</text:span></text:p>
          </draw:text-box>
        </draw:frame>
        <draw:frame draw:style-name="gr8" draw:text-style-name="P2" draw:layer="layout" svg:width="1.1cm" svg:height="0.581cm" svg:x="5.6cm" svg:y="4.419cm">
          <draw:text-box>
            <text:p><text:span text:style-name="T2">NC</text:span></text:p>
          </draw:text-box>
        </draw:frame>
        <draw:frame draw:style-name="gr8" draw:text-style-name="P2" draw:layer="layout" svg:width="1cm" svg:height="0.581cm" svg:x="7.5cm" svg:y="9.819cm">
          <draw:text-box>
            <text:p><text:span text:style-name="T2">NC</text:span></text:p>
          </draw:text-box>
        </draw:frame>
        <draw:frame draw:style-name="gr7" draw:text-style-name="P2" draw:layer="layout" svg:width="1cm" svg:height="0.581cm" svg:x="1.6cm" svg:y="4.5cm">
          <draw:text-box>
            <text:p><text:span text:style-name="T2">NC</text:span></text:p>
          </draw:text-box>
        </draw:frame>
        <draw:frame draw:style-name="gr9" draw:text-style-name="P2" draw:layer="layout" svg:width="1cm" svg:height="0.581cm" svg:x="1.6cm" svg:y="10.4cm">
          <draw:text-box>
            <text:p><text:span text:style-name="T2">NC</text:span></text:p>
          </draw:text-box>
        </draw:frame>
        <draw:frame draw:style-name="gr10" draw:layer="layout" svg:width="0.777cm" svg:height="0.806cm" svg:x="3.523cm" svg:y="4.794cm">
          <draw:text-box>
            <text:p><text:span text:style-name="T3">5</text:span></text:p>
          </draw:text-box>
        </draw:frame>
        <draw:frame draw:style-name="gr11" draw:layer="layout" svg:width="0.777cm" svg:height="0.806cm" svg:x="3.523cm" svg:y="7.1cm">
          <draw:text-box>
            <text:p><text:span text:style-name="T3">3</text:span></text:p>
          </draw:text-box>
        </draw:frame>
        <draw:frame draw:style-name="gr12" draw:layer="layout" svg:width="0.777cm" svg:height="0.806cm" svg:x="5.7cm" svg:y="10.2cm">
          <draw:text-box>
            <text:p><text:span text:style-name="T3">2</text:span></text:p>
          </draw:text-box>
        </draw:frame>
        <draw:frame draw:style-name="gr13" draw:layer="layout" svg:width="0.777cm" svg:height="0.806cm" svg:x="5.7cm" svg:y="7.2cm">
          <draw:text-box>
            <text:p><text:span text:style-name="T3">4</text:span></text:p>
          </draw:text-box>
        </draw:frame>
        <draw:frame draw:style-name="gr14" draw:layer="layout" svg:width="0.777cm" svg:height="0.806cm" svg:x="7.5cm" svg:y="4.7cm">
          <draw:text-box>
            <text:p><text:span text:style-name="T3">6</text:span></text:p>
          </draw:text-box>
        </draw:frame>
        <draw:custom-shape draw:style-name="gr15" draw:text-style-name="P1" xml:id="id5" draw:id="id5" draw:layer="layout" svg:width="0.8cm" svg:height="0.512cm" svg:x="1.7cm" svg:y="3.288cm">
          <text:p text:style-name="P1"><text:span text:style-name="T4">R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4" draw:layer="layout" svg:width="3.1cm" svg:height="0.624cm" svg:x="5.5cm" svg:y="13.2cm">
          <draw:text-box>
            <text:p text:style-name="P3"><text:span text:style-name="T5">2/4/6/70 Colinear</text:span></text:p>
          </draw:text-box>
        </draw:frame>
        <draw:custom-shape draw:style-name="gr15" draw:text-style-name="P1" xml:id="id1" draw:id="id1" draw:layer="layout" svg:width="0.8cm" svg:height="0.612cm" svg:x="2.604cm" svg:y="12.315cm">
          <text:p text:style-name="P1"><text:span text:style-name="T4">A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xml:id="id3" draw:id="id3" draw:layer="layout" svg:width="0.8cm" svg:height="0.612cm" svg:x="6.6cm" svg:y="12.388cm">
          <text:p text:style-name="P1"><text:span text:style-name="T4">A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2" draw:layer="layout" svg:width="2.1cm" svg:height="0.624cm" svg:x="2.083cm" svg:y="13.176cm">
          <draw:text-box>
            <text:p><text:span text:style-name="T5">80-10 EFD</text:span></text:p>
          </draw:text-box>
        </draw:frame>
        <draw:custom-shape draw:style-name="gr15" draw:text-style-name="P1" xml:id="id7" draw:id="id7" draw:layer="layout" svg:width="0.8cm" svg:height="0.512cm" svg:x="3.7cm" svg:y="3.288cm">
          <text:p text:style-name="P1"><text:span text:style-name="T4">R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" draw:text-style-name="P1" draw:layer="layout" svg:width="1.515cm" svg:height="1.9cm" svg:x="7.2cm" svg:y="1.3cm">
          <text:p text:style-name="P1"><text:span text:style-name="T1">MiniVNA</text:span></text:p>
          <text:p text:style-name="P1"><text:span text:style-name="T1">Tiny</text:span></text:p>
        </draw:rect>
        <draw:custom-shape draw:style-name="gr15" draw:text-style-name="P1" draw:layer="layout" svg:width="0.8cm" svg:height="0.512cm" svg:x="5.6cm" svg:y="3.288cm">
          <text:p text:style-name="P1"><text:span text:style-name="T4">R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xml:id="id11" draw:id="id11" draw:layer="layout" svg:width="0.8cm" svg:height="0.512cm" svg:x="7.5cm" svg:y="3.288cm">
          <text:p text:style-name="P1"><text:span text:style-name="T4">R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xml:id="id9" draw:id="id9" draw:layer="layout" svg:width="0.8cm" svg:height="0.512cm" svg:x="5.601cm" svg:y="3.289cm">
          <text:p text:style-name="P1"><text:span text:style-name="T4">R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layer="layout" svg:width="0.798cm" svg:height="0.839cm" svg:x="3.5cm" svg:y="10.7cm">
          <draw:text-box>
            <text:p><text:span text:style-name="T6">1</text:span></text:p>
          </draw:text-box>
        </draw:frame>
        <draw:connector draw:style-name="gr3" draw:text-style-name="P1" draw:layer="layout" svg:x1="3.004cm" svg:y1="12.315cm" svg:x2="3.008cm" svg:y2="11.648cm" draw:start-shape="id1" draw:start-glue-point="0" draw:end-shape="id2" draw:end-glue-point="4" svg:d="M3004 12315v-333h4v-334">
          <text:p/>
        </draw:connector>
        <draw:connector draw:style-name="gr3" draw:text-style-name="P1" draw:layer="layout" svg:x1="7cm" svg:y1="12.388cm" svg:x2="7cm" svg:y2="11.2cm" draw:start-shape="id3" draw:start-glue-point="0" draw:end-shape="id4" draw:end-glue-point="2" svg:d="M7000 12388v-1188">
          <text:p/>
        </draw:connector>
        <draw:connector draw:style-name="gr3" draw:text-style-name="P1" draw:layer="layout" svg:x1="2.1cm" svg:y1="3.8cm" svg:x2="2.6cm" svg:y2="4.6cm" draw:start-shape="id5" draw:start-glue-point="2" draw:end-shape="id6" draw:end-glue-point="8" svg:d="M2100 3800v401h500v399">
          <text:p/>
        </draw:connector>
        <draw:connector draw:style-name="gr3" draw:text-style-name="P1" draw:layer="layout" svg:x1="4.1cm" svg:y1="3.8cm" svg:x2="3.4cm" svg:y2="4.6cm" draw:start-shape="id7" draw:start-glue-point="2" draw:end-shape="id8" draw:end-glue-point="8" svg:d="M4100 3800v401h-700v399">
          <text:p/>
        </draw:connector>
        <draw:connector draw:style-name="gr3" draw:text-style-name="P1" draw:layer="layout" svg:x1="6.001cm" svg:y1="3.801cm" svg:x2="6.6cm" svg:y2="4.5cm" draw:start-shape="id9" draw:start-glue-point="2" draw:end-shape="id10" draw:end-glue-point="8" svg:d="M6001 3801v350h599v349">
          <text:p/>
        </draw:connector>
        <draw:connector draw:style-name="gr3" draw:text-style-name="P1" draw:layer="layout" svg:x1="7.9cm" svg:y1="3.8cm" svg:x2="7.4cm" svg:y2="4.5cm" draw:start-shape="id11" draw:start-glue-point="2" draw:end-shape="id12" draw:end-glue-point="8" svg:d="M7900 3800v351h-500v349">
          <text:p/>
        </draw:connector>
        <draw:connector draw:style-name="gr3" draw:text-style-name="P1" draw:layer="layout" svg:x1="3cm" svg:y1="5.8cm" svg:x2="3cm" svg:y2="6.9cm" draw:start-shape="id13" draw:start-glue-point="4" draw:end-shape="id14" draw:end-glue-point="4" svg:d="M3000 5800v1100">
          <text:p/>
        </draw:connector>
        <draw:connector draw:style-name="gr3" draw:text-style-name="P1" draw:layer="layout" svg:x1="2.6cm" svg:y1="8.1cm" svg:x2="2.608cm" svg:y2="10.448cm" draw:start-shape="id15" draw:start-glue-point="8" draw:end-shape="id16" draw:end-glue-point="8" svg:d="M2600 8100v1174h8v1174">
          <text:p/>
        </draw:connector>
        <draw:connector draw:style-name="gr3" draw:text-style-name="P1" draw:layer="layout" draw:line-skew="-0.464cm" svg:x1="3.6cm" svg:y1="7.9cm" svg:x2="6.427cm" svg:y2="10.086cm" draw:start-shape="id17" draw:start-glue-point="10" draw:end-shape="id18" draw:end-glue-point="6" svg:d="M3600 7900h950v2186h1877">
          <text:p/>
        </draw:connector>
        <draw:connector draw:style-name="gr3" draw:text-style-name="P1" draw:layer="layout" svg:x1="7cm" svg:y1="5.7cm" svg:x2="7cm" svg:y2="6.9cm" draw:start-shape="id19" draw:start-glue-point="4" draw:end-shape="id20" draw:end-glue-point="4" svg:d="M7000 5700v1200">
          <text:p/>
        </draw:connector>
        <draw:connector draw:style-name="gr3" draw:text-style-name="P1" draw:layer="layout" draw:line-skew="0.324cm" svg:x1="6.4cm" svg:y1="7.9cm" svg:x2="3.608cm" svg:y2="10.649cm" draw:start-shape="id21" draw:start-glue-point="6" draw:end-shape="id22" draw:end-glue-point="10" svg:d="M6400 7900h-1072v2749h-1720">
          <text:p/>
        </draw:connector>
        <draw:connector draw:style-name="gr3" draw:text-style-name="P1" draw:layer="layout" svg:x1="7.4cm" svg:y1="8.1cm" svg:x2="7.4cm" svg:y2="9.9cm" draw:start-shape="id23" draw:start-glue-point="8" draw:end-shape="id24" draw:end-glue-point="8" svg:d="M7400 8100v18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ob Cowdery</meta:initial-creator>
    <meta:creation-date>2016-02-25T13:59:18.31</meta:creation-date>
    <dc:date>2018-11-06T14:12:44.46</dc:date>
    <dc:creator>Bob Cowdery</dc:creator>
    <meta:editing-duration>PT2H46M27S</meta:editing-duration>
    <meta:editing-cycles>15</meta:editing-cycles>
    <meta:generator>OpenOffice/4.1.2$Win32 OpenOffice.org_project/412m3$Build-9782</meta:generator>
    <meta:document-statistic meta:object-count="63"/>
  </office:meta>
</office:document-meta>
</file>